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8B5661269ED57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9252in" svg:height="3.8929in" draw:z-index="0"><draw:image xlink:href="Pictures/10000000000005560000030078B5661269ED57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7:14:29.179000000</meta:creation-date>
    <dc:date>2021-08-24T17:16:37.092000000</dc:date>
    <meta:editing-duration>PT2M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